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automatic-styles>
    <style:style style:name="co1" style:family="table-column">
      <style:table-column-properties fo:break-before="auto" style:column-width="18.464cm"/>
    </style:style>
    <style:style style:name="co2" style:family="table-column">
      <style:table-column-properties fo:break-before="auto" style:column-width="16.11cm"/>
    </style:style>
    <style:style style:name="co3" style:family="table-column">
      <style:table-column-properties fo:break-before="auto" style:column-width="6.30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9.691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2.067cm" fo:break-before="auto" style:use-optimal-row-height="true"/>
    </style:style>
    <style:style style:name="ro3" style:family="table-row">
      <style:table-row-properties style:row-height="2.011cm" fo:break-before="auto" style:use-optimal-row-height="true"/>
    </style:style>
    <style:style style:name="ro4" style:family="table-row">
      <style:table-row-properties style:row-height="1.616cm" fo:break-before="auto" style:use-optimal-row-height="true"/>
    </style:style>
    <style:style style:name="ro5" style:family="table-row">
      <style:table-row-properties style:row-height="2.406cm" fo:break-before="auto" style:use-optimal-row-height="true"/>
    </style:style>
    <style:style style:name="ro6" style:family="table-row">
      <style:table-row-properties style:row-height="14.254cm" fo:break-before="auto" style:use-optimal-row-height="true"/>
    </style:style>
    <style:style style:name="ro7" style:family="table-row">
      <style:table-row-properties style:row-height="3.196cm" fo:break-before="auto" style:use-optimal-row-height="true"/>
    </style:style>
    <style:style style:name="ro8" style:family="table-row">
      <style:table-row-properties style:row-height="4.775cm" fo:break-before="auto" style:use-optimal-row-height="true"/>
    </style:style>
    <style:style style:name="ro9" style:family="table-row">
      <style:table-row-properties style:row-height="5.96cm" fo:break-before="auto" style:use-optimal-row-height="true"/>
    </style:style>
    <style:style style:name="ro10" style:family="table-row">
      <style:table-row-properties style:row-height="10.305cm" fo:break-before="auto" style:use-optimal-row-height="true"/>
    </style:style>
    <style:style style:name="ro11" style:family="table-row">
      <style:table-row-properties style:row-height="2.801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612cm" fo:break-before="auto" style:use-optimal-row-height="true"/>
    </style:style>
    <style:style style:name="ro1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Ubuntu Mon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 style:vertical-align="top"/>
      <style:text-properties style:font-name="Ubuntu Mono" fo:font-size="11pt" style:font-size-asian="11pt" style:font-size-complex="11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Ubuntu Mono" fo:font-size="11pt" style:font-size-asian="11pt" style:font-size-complex="11pt"/>
    </style:style>
    <style:style style:name="ce4" style:family="table-cell" style:parent-style-name="Default">
      <style:table-cell-properties style:vertical-align="top"/>
      <style:text-properties style:font-name="Ubuntu Mono"/>
    </style:style>
    <style:style style:name="ce5" style:family="table-cell" style:parent-style-name="Default">
      <style:table-cell-properties fo:border-bottom="0.74pt solid #000000" fo:border-left="none" fo:border-right="none" fo:border-top="none" style:vertical-align="top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0.74pt solid #000000" fo:wrap-option="no-wrap" fo:border-left="none" fo:border-right="none" fo:border-top="none" style:vertical-align="top"/>
      <style:text-properties style:font-name="Ubuntu Mono" fo:font-size="11pt" style:font-size-asian="11pt" style:font-size-complex="11pt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Ubuntu Mono" fo:font-size="11pt" style:font-size-asian="11pt" style:font-size-complex="11pt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Ubuntu Mono" fo:font-size="11pt" style:text-underline-style="none" style:font-size-asian="11pt" style:font-size-complex="11pt"/>
    </style:style>
    <style:style style:name="ce10" style:family="table-cell" style:parent-style-name="Default">
      <style:table-cell-properties fo:border-bottom="0.74pt solid #000000" fo:background-color="transparent" fo:border-left="none" fo:border-right="none" fo:border-top="none" style:vertical-align="top"/>
      <style:text-properties style:font-name="Ubuntu Mono" fo:font-size="11pt" style:font-size-asian="11pt" style:font-size-complex="11pt"/>
    </style:style>
    <style:style style:name="ce11" style:family="table-cell" style:parent-style-name="Default">
      <style:table-cell-properties style:vertical-align="top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 Mono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ext-properties fo:font-size="11pt" style:font-size-asian="11pt" style:font-size-complex="11pt"/>
    </style:style>
    <style:style style:name="ce37" style:family="table-cell" style:parent-style-name="Default">
      <style:table-cell-properties fo:border="none"/>
      <style:text-properties fo:font-size="11pt" style:font-size-asian="11pt" style:font-size-complex="11pt"/>
    </style:style>
    <style:style style:name="ce38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0.74pt solid #000000" fo:border-left="none" fo:border-right="none" fo:border-top="none"/>
      <style:text-properties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Ubuntu Mono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vertical-align="top"/>
      <style:text-properties style:font-name="Ubuntu Mono" fo:font-size="11pt" style:font-size-asian="11pt" style:font-size-complex="11pt"/>
    </style:style>
    <style:style style:name="ce17" style:family="table-cell" style:parent-style-name="Default">
      <style:table-cell-properties style:vertical-align="top"/>
      <style:text-properties style:text-outline="false" style:text-line-through-style="none" style:text-line-through-type="none" style:font-name="Ubuntu Mono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Ubuntu Mono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="none"/>
      <style:text-properties style:font-name="Ubuntu Mono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ext-properties style:font-name="Ubuntu Mono" fo:font-size="11pt" style:font-size-asian="11pt" style:font-size-complex="11pt"/>
    </style:style>
    <style:style style:name="ce2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 Mono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 Mono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Ubuntu Mono" fo:font-weight="bold" style:font-weight-asian="bold" style:font-weight-complex="bold"/>
    </style:style>
    <style:style style:name="T3" style:family="text">
      <style:text-properties style:font-name="Ubuntu Mono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Ubuntu Mon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Ubuntu Mono" fo:font-size="11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style:font-name="Ubuntu Mono" fo:font-size="11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1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Ubuntu Mono" fo:font-size="11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1pt" style:font-size-complex="11pt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-asian="Noto Sans CJK SC" fo:font-weight="normal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/>
    </style:style>
    <style:style style:name="T14" style:family="text">
      <style:text-properties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fo:font-weight="normal" style:language-complex="hi" style:country-complex="IN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-asian="Noto Sans CJK SC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Ubuntu Mono" style:language-complex="hi" style:country-complex="IN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Qs - Queries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CQ</text:p>
          </table:table-cell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Labels</text:p>
          </table:table-cell>
          <table:table-cell table:style-name="ce12" table:number-columns-repeated="1020"/>
          <table:table-cell/>
        </table:table-row>
        <table:table-row table:style-name="ro2">
          <table:table-cell table:style-name="ce2" office:value-type="string" calcext:value-type="string">
            <text:p>What are the different families of PFAS?</text:p>
          </table:table-cell>
          <table:table-cell table:style-name="ce5" office:value-type="string" calcext:value-type="string">
            <text:p><text:span text:style-name="T2">SELECT DISTINCT</text:span><text:span text:style-name="T3"> ?family</text:span></text:p>
            <text:p><text:span text:style-name="T2">WHERE</text:span><text:span text:style-name="T3"> {</text:span></text:p>
            <text:p><text:span text:style-name="T3">  ?family rdfs:subClassOf* ontopfas:Pfas .</text:span></text:p>
            <text:p><text:span text:style-name="T3">}</text:span></text:p>
            <text:p/>
          </table:table-cell>
          <table:table-cell table:style-name="ce2"/>
          <table:table-cell table:style-name="ce13" table:number-columns-repeated="1020"/>
          <table:table-cell/>
        </table:table-row>
        <table:table-row table:style-name="ro3">
          <table:table-cell table:style-name="ce2" office:value-type="string" calcext:value-type="string">
            <text:p>How are PFAS classified according to their number of carbon atoms?</text:p>
          </table:table-cell>
          <table:table-cell table:style-name="ce2" office:value-type="string" calcext:value-type="string">
            <text:p><text:span text:style-name="T4">SELECT</text:span> ?pfas ?numCarbons</text:p>
            <text:p><text:span text:style-name="T4">WHERE</text:span> {</text:p>
            <text:p>  ?pfas a ontopfas:Pfas ; ontopfas:numberOfCarbons ?numCarbons .</text:p>
            <text:p>}</text:p>
            <text:p/>
          </table:table-cell>
          <table:table-cell table:style-name="ce2"/>
          <table:table-cell table:style-name="ce37" table:number-columns-repeated="3"/>
          <table:table-cell table:style-name="ce14" table:number-columns-repeated="1017"/>
          <table:table-cell table:style-name="ce9"/>
        </table:table-row>
        <table:table-row table:style-name="ro4">
          <table:table-cell table:style-name="ce2" office:value-type="string" calcext:value-type="string">
            <text:p>At which family of PFAS does a substance belong to?</text:p>
          </table:table-cell>
          <table:table-cell table:style-name="ce2" office:value-type="string" calcext:value-type="string">
            <text:p><text:span text:style-name="T4">SELECT</text:span> ?family</text:p>
            <text:p><text:span text:style-name="T4">WHERE</text:span> {</text:p>
            <text:p>  ?substance a ?family . ?family rdfs:subClassOf* ontopfas:Pfas .</text:p>
            <text:p>}</text:p>
          </table:table-cell>
          <table:table-cell table:style-name="ce2"/>
          <table:table-cell table:style-name="ce37" table:number-columns-repeated="3"/>
          <table:table-cell table:style-name="ce14" table:number-columns-repeated="1017"/>
          <table:table-cell table:style-name="ce9"/>
        </table:table-row>
        <table:table-row table:style-name="ro4">
          <table:table-cell table:style-name="ce2" office:value-type="string" calcext:value-type="string">
            <text:p>What is the functional group of a substance?</text:p>
          </table:table-cell>
          <table:table-cell table:style-name="ce2" office:value-type="string" calcext:value-type="string">
            <text:p><text:span text:style-name="T4">SELECT</text:span> ?functionalGroup</text:p>
            <text:p><text:span text:style-name="T4">WHERE</text:span> {</text:p>
            <text:p>  ?substance ontopfas:functionalGroup ?functionalGroup .</text:p>
            <text:p>}</text:p>
          </table:table-cell>
          <table:table-cell table:style-name="ce2"/>
          <table:table-cell table:style-name="ce37" table:number-columns-repeated="3"/>
          <table:table-cell table:style-name="ce14" table:number-columns-repeated="1017"/>
          <table:table-cell table:style-name="ce9"/>
        </table:table-row>
        <table:table-row table:style-name="ro5">
          <table:table-cell table:style-name="ce2" office:value-type="string" calcext:value-type="string">
            <text:p>Is the molecule ether or hydrophilic?</text:p>
          </table:table-cell>
          <table:table-cell table:style-name="ce2" office:value-type="string" calcext:value-type="string">
            <text:p><text:span text:style-name="T4">SELECT</text:span> ?isEther ?isHydrophilic</text:p>
            <text:p><text:span text:style-name="T4">WHERE</text:span> {</text:p>
            <text:p>  ?substance ontopfas:isEther ?isEther .</text:p>
            <text:p>  ?substance ontopfas:isHydrophilic ?isHydrophilic .</text:p>
            <text:p>}</text:p>
            <text:p/>
          </table:table-cell>
          <table:table-cell table:style-name="ce2"/>
          <table:table-cell table:style-name="ce37" table:number-columns-repeated="3"/>
          <table:table-cell table:style-name="ce14" table:number-columns-repeated="1017"/>
          <table:table-cell table:style-name="ce9"/>
        </table:table-row>
        <table:table-row table:style-name="ro3">
          <table:table-cell table:style-name="ce2" office:value-type="string" calcext:value-type="string">
            <text:p>What is the number of atoms of carbon of a substance?</text:p>
          </table:table-cell>
          <table:table-cell table:style-name="ce2" office:value-type="string" calcext:value-type="string">
            <text:p><text:span text:style-name="T4">SELECT</text:span> ?numCarbons</text:p>
            <text:p><text:span text:style-name="T4">WHERE</text:span> {</text:p>
            <text:p>  ?substance ontopfas:numberOfCarbons ?numCarbons .</text:p>
            <text:p>}</text:p>
            <text:p/>
          </table:table-cell>
          <table:table-cell table:style-name="ce2"/>
          <table:table-cell table:style-name="ce37" table:number-columns-repeated="3"/>
          <table:table-cell table:style-name="ce14" table:number-columns-repeated="1017"/>
          <table:table-cell table:style-name="ce9"/>
        </table:table-row>
        <table:table-row table:style-name="ro3">
          <table:table-cell table:style-name="ce2" office:value-type="string" calcext:value-type="string">
            <text:p>What is the cas ID of a substance?</text:p>
          </table:table-cell>
          <table:table-cell table:style-name="ce2" office:value-type="string" calcext:value-type="string">
            <text:p><text:span text:style-name="T4">SELECT</text:span> ?casId</text:p>
            <text:p><text:span text:style-name="T4">WHERE</text:span> {</text:p>
            <text:p>  ?substance ontopfas:casId ?casId .</text:p>
            <text:p>}</text:p>
            <text:p/>
          </table:table-cell>
          <table:table-cell table:style-name="ce2"/>
          <table:table-cell table:style-name="ce37" table:number-columns-repeated="3"/>
          <table:table-cell table:style-name="ce14" table:number-columns-repeated="1017"/>
          <table:table-cell table:style-name="ce9"/>
        </table:table-row>
        <table:table-row table:style-name="ro3">
          <table:table-cell table:style-name="ce2" office:value-type="string" calcext:value-type="string">
            <text:p>Which are the precursors of a PFAA?</text:p>
          </table:table-cell>
          <table:table-cell table:style-name="ce6" office:value-type="string" calcext:value-type="string">
            <text:p><text:span text:style-name="T4">SELECT</text:span> ?precursor</text:p>
            <text:p><text:span text:style-name="T4">WHERE</text:span> {</text:p>
            <text:p>  ?precursor sio:SIO_000655 ?substance .</text:p>
            <text:p>}</text:p>
            <text:p/>
          </table:table-cell>
          <table:table-cell table:style-name="ce2" office:value-type="string" calcext:value-type="string">
            <text:p>SIO_000655 → transforms into</text:p>
          </table:table-cell>
          <table:table-cell table:style-name="ce37" table:number-columns-repeated="3"/>
          <table:table-cell table:style-name="ce14" table:number-columns-repeated="1017"/>
          <table:table-cell table:style-name="ce9"/>
        </table:table-row>
        <table:table-row table:style-name="ro5">
          <table:table-cell table:style-name="ce2" office:value-type="string" calcext:value-type="string">
            <text:p>How is mobility associated with the number of atoms of carbon?</text:p>
          </table:table-cell>
          <table:table-cell table:style-name="ce2" office:value-type="string" calcext:value-type="string">
            <text:p><text:span text:style-name="T5">SELECT</text:span><text:span text:style-name="T6"> ?mobility ?ncarbons</text:span></text:p>
            <text:p><text:span text:style-name="T5">WHERE</text:span><text:span text:style-name="T6"> {</text:span></text:p>
            <text:p><text:span text:style-name="T1">  ?pfas ontopfas:mobility ?mobility ;</text:span></text:p>
            <text:p><text:span text:style-name="T1">        ontopfas:numberOfCarbons ?ncarbons . </text:span></text:p>
            <text:p><text:span text:style-name="T1">  ?mobility ontopfas:mobilityInEnvironment ?environment .</text:span></text:p>
            <text:p><text:span text:style-name="T1">} </text:span></text:p>
          </table:table-cell>
          <table:table-cell table:style-name="ce2"/>
          <table:table-cell table:style-name="ce37" table:number-columns-repeated="3"/>
          <table:table-cell table:style-name="ce14" table:number-columns-repeated="1017"/>
          <table:table-cell table:style-name="ce9"/>
        </table:table-row>
        <table:table-row table:style-name="ro4">
          <table:table-cell table:style-name="ce2" office:value-type="string" calcext:value-type="string">
            <text:p>Which activities contribute to the PFAS spreading?</text:p>
          </table:table-cell>
          <table:table-cell table:style-name="ce2" office:value-type="string" calcext:value-type="string">
            <text:p><text:span text:style-name="T5">SELECT</text:span><text:span text:style-name="T6"> </text:span><text:span text:style-name="T7">DISTINCT</text:span><text:span text:style-name="T6"> ?activity</text:span></text:p>
            <text:p><text:span text:style-name="T5">WHERE</text:span><text:span text:style-name="T6"> {</text:span></text:p>
            <text:p><text:span text:style-name="T1">  ?activity (prov:used | ro:produces) ?pfas . ?pfas a ontopfas:PFAS .</text:span></text:p>
            <text:p><text:span text:style-name="T1">} </text:span></text:p>
          </table:table-cell>
          <table:table-cell table:style-name="ce2"/>
          <table:table-cell table:style-name="ce37" table:number-columns-repeated="3"/>
          <table:table-cell table:style-name="ce14" table:number-columns-repeated="1017"/>
          <table:table-cell table:style-name="ce9"/>
        </table:table-row>
        <table:table-row table:style-name="ro6">
          <table:table-cell table:style-name="ce2" office:value-type="string" calcext:value-type="string">
            <text:p>Are there new PFAS that have replaced previous ones in a location?</text:p>
          </table:table-cell>
          <table:table-cell table:style-name="ce2" office:value-type="string" calcext:value-type="string">
            <text:p><text:span text:style-name="T4">SELECT</text:span></text:p>
            <text:p>  (<text:span text:style-name="T4">GROUP_CONCAT</text:span>(<text:span text:style-name="T4">DISTINCT</text:span> ?old ; separator=", ") <text:span text:style-name="T4">AS</text:span> ?oldPFAS)</text:p>
            <text:p>  (<text:span text:style-name="T4">GROUP_CONCAT</text:span>(<text:span text:style-name="T4">DISTINCT</text:span> ?current ; separator=", ") <text:span text:style-name="T4">AS</text:span> ?currentPFAS)</text:p>
            <text:p><text:span text:style-name="T4">WHERE</text:span> {</text:p>
            <text:p>  {</text:p>
            <text:p>    <text:span text:style-name="T4">SELECT</text:span> (<text:span text:style-name="T4">MAX</text:span>(?d) <text:span text:style-name="T4">AS</text:span> ?latestDate)</text:p>
            <text:p>    <text:span text:style-name="T4">WHERE</text:span> {</text:p>
            <text:p>      ?obs a sosa:Observation ; ontopfas:measuredIn ?location ;</text:p>
            <text:p>           sosa:resultTime ?d .</text:p>
            <text:p>    }</text:p>
            <text:p>  }</text:p>
            <text:p/>
            <text:p>  {</text:p>
            <text:p>    <text:span text:style-name="T4">SELECT</text:span> <text:span text:style-name="T4">DISTINCT</text:span> ?current</text:p>
            <text:p>    <text:span text:style-name="T4">WHERE</text:span> {</text:p>
            <text:p>      ?obs a sosa:Observation ; ontopfas:measuredIn ?location ;</text:p>
            <text:p>           sosa:resultTime ?latestDate ; ontopfas:measuredPfas ?current .</text:p>
            <text:p>    }</text:p>
            <text:p>  }</text:p>
            <text:p/>
            <text:p/>
            <text:p>  {</text:p>
            <text:p>    <text:span text:style-name="T4">SELECT</text:span> <text:span text:style-name="T4">DISTINCT</text:span> ?old</text:p>
            <text:p>    <text:span text:style-name="T4">WHERE</text:span> {</text:p>
            <text:p>      ?obs2 a sosa:Observation ; ontopfas:measuredIn ?location ;</text:p>
            <text:p>            sosa:resultTime ?d2 ; ontopfas:measuredPfas ?old .</text:p>
            <text:p>      <text:span text:style-name="T4">FILTER</text:span>(?d2 &lt; ?latestDate)</text:p>
            <text:p>      <text:span text:style-name="T4">FILTER</text:span> <text:span text:style-name="T4">NOT</text:span> <text:span text:style-name="T4">EXISTS</text:span> {</text:p>
            <text:p>        ?obs3 a sosa:Observation ; ontopfas:measuredIn ?location ;</text:p>
            <text:p>              ontopfas:resultTime ?latestDate ; </text:p>
            <text:p>              ontopfas:measuredPfas ?old .</text:p>
            <text:p>      }</text:p>
            <text:p>    }</text:p>
            <text:p>  }</text:p>
            <text:p>}</text:p>
            <text:p/>
          </table:table-cell>
          <table:table-cell table:style-name="ce2"/>
          <table:table-cell table:style-name="ce37" table:number-columns-repeated="3"/>
          <table:table-cell table:style-name="ce14" table:number-columns-repeated="1017"/>
          <table:table-cell table:style-name="ce9"/>
        </table:table-row>
        <table:table-row table:style-name="ro3">
          <table:table-cell table:style-name="ce2" office:value-type="string" calcext:value-type="string">
            <text:p><text:span text:style-name="T1">In which environments (water, soil, biota) </text:span>has a given PFAS been detected?</text:p>
          </table:table-cell>
          <table:table-cell table:style-name="ce2" office:value-type="string" calcext:value-type="string">
            <text:p><text:span text:style-name="T4">SELECT</text:span> <text:span text:style-name="T4">DISTINCT</text:span> ?environment</text:p>
            <text:p><text:span text:style-name="T4">WHERE</text:span> {</text:p>
            <text:p>  ?obs a sosa:Observation ; ontopfas:measuredPfas ontopfas:pfas ;</text:p>
            <text:p>    ontopfas:matrix ?environment .</text:p>
            <text:p>}</text:p>
          </table:table-cell>
          <table:table-cell table:style-name="ce2"/>
          <table:table-cell table:style-name="ce37" table:number-columns-repeated="3"/>
          <table:table-cell table:style-name="ce14" table:number-columns-repeated="1017"/>
          <table:table-cell table:style-name="ce9"/>
        </table:table-row>
        <table:table-row table:style-name="ro5">
          <table:table-cell table:style-name="ce2" office:value-type="string" calcext:value-type="string">
            <text:p>What are the environments a given PFAS is subject to?</text:p>
          </table:table-cell>
          <table:table-cell table:style-name="ce2" office:value-type="string" calcext:value-type="string">
            <text:p><text:span text:style-name="T5">SELECT</text:span><text:span text:style-name="T6"> ?surroundings </text:span></text:p>
            <text:p><text:span text:style-name="T5">WHERE</text:span><text:span text:style-name="T6"> {</text:span></text:p>
            <text:p><text:span text:style-name="T1">  ?observation ontopfas:measuredPfas ontopfas:pfas ;</text:span></text:p>
            <text:p><text:span text:style-name="T1">    ontopfas:matrix ?environment .</text:span></text:p>
            <text:p><text:span text:style-name="T1">  ?environment ro:RO_0002219 ?surroundings .</text:span></text:p>
            <text:p><text:span text:style-name="T1">}</text:span></text:p>
          </table:table-cell>
          <table:table-cell table:style-name="ce2" office:value-type="string" calcext:value-type="string">
            <text:p>RO_0002219 → surrounded by</text:p>
          </table:table-cell>
          <table:table-cell table:style-name="ce37" table:number-columns-repeated="3"/>
          <table:table-cell table:style-name="ce14" table:number-columns-repeated="1017"/>
          <table:table-cell table:style-name="ce9"/>
        </table:table-row>
        <table:table-row table:style-name="ro5">
          <table:table-cell table:style-name="ce2" office:value-type="string" calcext:value-type="string">
            <text:p>What is the level of mobility and danger of a substance in an environment?</text:p>
          </table:table-cell>
          <table:table-cell table:style-name="ce2" office:value-type="string" calcext:value-type="string">
            <text:p><text:span text:style-name="T4">SELECT</text:span> ?mobilityDegree ?concernLevel</text:p>
            <text:p><text:span text:style-name="T4">WHERE</text:span> {</text:p>
            <text:p>  ?substance ontopfas:mobility ?pfasMobility ;</text:p>
            <text:p>    ontopfas:concerLevel ?concernLevel .</text:p>
            <text:p>  ?pfasMobility ontopfas:mobilityInEnvironment ?environment .</text:p>
            <text:p>}</text:p>
          </table:table-cell>
          <table:table-cell table:style-name="ce2"/>
          <table:table-cell table:style-name="ce37" table:number-columns-repeated="3"/>
          <table:table-cell table:style-name="ce14" table:number-columns-repeated="1017"/>
          <table:table-cell table:style-name="ce9"/>
        </table:table-row>
        <table:table-row table:style-name="ro7">
          <table:table-cell table:style-name="ce2" office:value-type="string" calcext:value-type="string">
            <text:p>How has the concentration of a PFAS evolved through time in a position?</text:p>
          </table:table-cell>
          <table:table-cell table:style-name="ce2" office:value-type="string" calcext:value-type="string">
            <text:p><text:span text:style-name="T4">SELECT</text:span> ?time ?value</text:p>
            <text:p><text:span text:style-name="T4">WHERE</text:span> {</text:p>
            <text:p>  ?obs a sosa:Observation ; ontopfas:measuredPfas ?pfas ; </text:p>
            <text:p>    sosa:resultTime ?time ; sosa:hasSimpleResult ?value ; </text:p>
            <text:p>    ontopfas:measuredIn ?Location .</text:p>
            <text:p>}</text:p>
            <text:p><text:span text:style-name="T4">ORDER BY</text:span> ?time</text:p>
            <text:p/>
          </table:table-cell>
          <table:table-cell table:style-name="ce2"/>
          <table:table-cell table:style-name="ce37" table:number-columns-repeated="3"/>
          <table:table-cell table:style-name="ce14" table:number-columns-repeated="1017"/>
          <table:table-cell table:style-name="ce9"/>
        </table:table-row>
        <table:table-row table:style-name="ro5">
          <table:table-cell table:style-name="ce2" office:value-type="string" calcext:value-type="string">
            <text:p>Which human beings are exposed to a PFAS?</text:p>
          </table:table-cell>
          <table:table-cell table:style-name="ce2" office:value-type="string" calcext:value-type="string">
            <text:p><text:span text:style-name="T4">SELECT</text:span> ?person</text:p>
            <text:p><text:span text:style-name="T4">WHERE</text:span> {</text:p>
            <text:p>  ?exposureStimulus ontopfas:stimulatedBy ?pfas</text:p>
            <text:p><text:span text:style-name="T1">  ?exposureStimulus</text:span> ontopfas:exposureStimulusOf schema:Person .</text:p>
            <text:p>}</text:p>
            <text:p/>
          </table:table-cell>
          <table:table-cell table:style-name="ce2"/>
          <table:table-cell table:style-name="ce37" table:number-columns-repeated="3"/>
          <table:table-cell table:style-name="ce14" table:number-columns-repeated="1017"/>
          <table:table-cell table:style-name="ce9"/>
        </table:table-row>
        <table:table-row table:style-name="ro8">
          <table:table-cell table:style-name="ce2" office:value-type="string" calcext:value-type="string">
            <text:p>What is the PFAS concentration at a site?</text:p>
          </table:table-cell>
          <table:table-cell table:style-name="ce2" office:value-type="string" calcext:value-type="string">
            <text:p><text:span text:style-name="T8">SELECT</text:span><text:span text:style-name="T9"> (</text:span><text:span text:style-name="T10">SUM</text:span><text:span text:style-name="T9">((?v)) </text:span><text:span text:style-name="T10">AS</text:span><text:span text:style-name="T9"> ?sumV)</text:span></text:p>
            <text:p><text:span text:style-name="T8">WHERE</text:span><text:span text:style-name="T9"> {</text:span></text:p>
            <text:p><text:span text:style-name="T11">  {</text:span></text:p>
            <text:p><text:span text:style-name="T11">    </text:span><text:span text:style-name="T10">SELECT</text:span><text:span text:style-name="T9"> (MAX(?d) </text:span><text:span text:style-name="T10">AS</text:span><text:span text:style-name="T9"> ?latestDate)</text:span></text:p>
            <text:p><text:span text:style-name="T11">    </text:span><text:span text:style-name="T10">WHERE</text:span><text:span text:style-name="T9"> {</text:span></text:p>
            <text:p><text:span text:style-name="T11">      ?o a sosa:Observation ; ontopfas:site ?site ; sosa:resultTime ?d .</text:span></text:p>
            <text:p><text:span text:style-name="T11">    }</text:span></text:p>
            <text:p><text:span text:style-name="T11">  }</text:span></text:p>
            <text:p/>
            <text:p><text:span text:style-name="T11">  ?o a sosa:Observation ; ontopfas:site ?site ; </text:span></text:p>
            <text:p><text:span text:style-name="T11">     sosa:resultTime ?latestDate ; ontopfas:value ?v .</text:span></text:p>
            <text:p><text:span text:style-name="T11">}</text:span></text:p>
          </table:table-cell>
          <table:table-cell table:style-name="ce2"/>
          <table:table-cell table:style-name="ce37" table:number-columns-repeated="3"/>
          <table:table-cell table:style-name="ce14" table:number-columns-repeated="1017"/>
          <table:table-cell table:style-name="ce9"/>
        </table:table-row>
        <table:table-row table:style-name="ro3">
          <table:table-cell table:style-name="ce2" office:value-type="string" calcext:value-type="string">
            <text:p>What are the possible outcomes of the exposition with a PFAS?</text:p>
          </table:table-cell>
          <table:table-cell table:style-name="ce2" office:value-type="string" calcext:value-type="string">
            <text:p><text:span text:style-name="T5">SELECT</text:span><text:span text:style-name="T6"> ?outcome</text:span></text:p>
            <text:p><text:span text:style-name="T5">WHERE</text:span><text:span text:style-name="T6"> {</text:span></text:p>
            <text:p><text:span text:style-name="T1">  ?stimulus ontopfas:stimulatedBy ?pfas ; </text:span></text:p>
            <text:p><text:span text:style-name="T1">            ro:RO_0003302 ?outcome .</text:span></text:p>
            <text:p><text:span text:style-name="T1">}</text:span></text:p>
          </table:table-cell>
          <table:table-cell table:style-name="ce2" office:value-type="string" calcext:value-type="string">
            <text:p>RO_0003302 → causes</text:p>
          </table:table-cell>
          <table:table-cell table:style-name="ce37" table:number-columns-repeated="3"/>
          <table:table-cell table:style-name="ce14" table:number-columns-repeated="1017"/>
          <table:table-cell table:style-name="ce9"/>
        </table:table-row>
        <table:table-row table:style-name="ro3">
          <table:table-cell table:style-name="ce2" office:value-type="string" calcext:value-type="string">
            <text:p>What is the limit of a PFAS in a place and environment?</text:p>
          </table:table-cell>
          <table:table-cell table:style-name="ce7" office:value-type="string" calcext:value-type="string">
            <text:p><text:span text:style-name="T4">SELECT</text:span> ?limit</text:p>
            <text:p><text:span text:style-name="T4">WHERE</text:span> {</text:p>
            <text:p>  ?regulation ontopfas:validIn ?place ; ontopfas:validIn ?zone ;</text:p>
            <text:p>    ontopfas:restricts ?pfas ; ontopfas:limit ?limit .</text:p>
            <text:p>}  </text:p>
          </table:table-cell>
          <table:table-cell table:style-name="ce2"/>
          <table:table-cell table:style-name="ce37" table:number-columns-repeated="3"/>
          <table:table-cell table:style-name="ce14" table:number-columns-repeated="1017"/>
          <table:table-cell table:style-name="ce9"/>
        </table:table-row>
        <table:table-row table:style-name="ro4">
          <table:table-cell table:style-name="ce2" office:value-type="string" calcext:value-type="string">
            <text:p>Which PFAS are prioritary from the danger point of view?</text:p>
          </table:table-cell>
          <table:table-cell table:style-name="ce2" office:value-type="string" calcext:value-type="string">
            <text:p><text:span text:style-name="T4">SELECT</text:span> ?pfas</text:p>
            <text:p><text:span text:style-name="T4">WHERE</text:span> {</text:p>
            <text:p>  ?pfas ontopfas:concernLevel “high” .</text:p>
            <text:p>}</text:p>
          </table:table-cell>
          <table:table-cell table:style-name="ce2"/>
          <table:table-cell table:style-name="ce37" table:number-columns-repeated="3"/>
          <table:table-cell table:style-name="ce14" table:number-columns-repeated="1017"/>
          <table:table-cell table:style-name="ce9"/>
        </table:table-row>
        <table:table-row table:style-name="ro4">
          <table:table-cell table:style-name="ce2" office:value-type="string" calcext:value-type="string">
            <text:p>What is the source of a measurement?</text:p>
          </table:table-cell>
          <table:table-cell table:style-name="ce7" office:value-type="string" calcext:value-type="string">
            <text:p><text:span text:style-name="T4">SELECT</text:span> ?source {</text:p>
            <text:p>  ?observation dc:source ?dataset .</text:p>
            <text:p>  ?dataset dcat3:resource_title ?source .</text:p>
            <text:p>}</text:p>
          </table:table-cell>
          <table:table-cell table:style-name="ce2" office:value-type="string" calcext:value-type="string">
            <text:p>resource_title → title</text:p>
          </table:table-cell>
          <table:table-cell table:style-name="ce37" table:number-columns-repeated="3"/>
          <table:table-cell table:style-name="ce14" table:number-columns-repeated="1017"/>
          <table:table-cell table:style-name="ce9"/>
        </table:table-row>
        <table:table-row table:style-name="ro7">
          <table:table-cell table:style-name="ce26" office:value-type="string" calcext:value-type="string">
            <text:p><text:span text:style-name="T1">Is a measurement</text:span> quantity of PFAS beyond the limits accepted by the law?</text:p>
          </table:table-cell>
          <table:table-cell table:style-name="ce8" office:value-type="string" calcext:value-type="string">
            <text:p><text:span text:style-name="T4">SELECT</text:span> ?isRespected</text:p>
            <text:p><text:span text:style-name="T4">WHERE</text:span> {</text:p>
            <text:p>  ?measurement sosa:hasSimpleResult ?value ;</text:p>
            <text:p>    ontopfas:measuredIn ?place ; ontopfas:measuredIn ?environment .</text:p>
            <text:p>  ?regulation ontopfas:validIn ?place ; ontopfas:validIn ?environment ; </text:p>
            <text:p>    ontopfas:limit ?limit.</text:p>
            <text:p>  <text:span text:style-name="T4">BIND</text:span>(?value &lt;= ?limit <text:span text:style-name="T4">AS</text:span> ?isRespected)</text:p>
            <text:p>}</text:p>
          </table:table-cell>
          <table:table-cell table:style-name="ce2"/>
          <table:table-cell table:style-name="ce37" table:number-columns-repeated="3"/>
          <table:table-cell table:style-name="ce14" table:number-columns-repeated="1017"/>
          <table:table-cell table:style-name="ce9"/>
        </table:table-row>
        <table:table-row table:style-name="ro9">
          <table:table-cell table:style-name="ce2" office:value-type="string" calcext:value-type="string">
            <text:p>Where has a PFAS been measured with the highest concentration?</text:p>
          </table:table-cell>
          <table:table-cell table:style-name="ce2" office:value-type="string" calcext:value-type="string">
            <text:p><text:span text:style-name="T5">SELECT</text:span><text:span text:style-name="T12"> ?loc ?maxP</text:span></text:p>
            <text:p><text:span text:style-name="T5">WHERE</text:span><text:span text:style-name="T12"> {</text:span></text:p>
            <text:p><text:span text:style-name="T12">  {</text:span></text:p>
            <text:p><text:span text:style-name="T12">    </text:span><text:span text:style-name="T7">SELECT</text:span><text:span text:style-name="T12"> ?loc (</text:span><text:span text:style-name="T7">MAX</text:span><text:span text:style-name="T12">(?p) </text:span><text:span text:style-name="T7">AS</text:span><text:span text:style-name="T12"> ?maxP)</text:span></text:p>
            <text:p><text:span text:style-name="T12">    </text:span><text:span text:style-name="T7">WHERE</text:span><text:span text:style-name="T12"> {</text:span></text:p>
            <text:p><text:span text:style-name="T12">      ?obs ontopfas:location ?loc ;</text:span></text:p>
            <text:p><text:span text:style-name="T12">           ontopfas:measuredPfas ?pfas ;</text:span></text:p>
            <text:p><text:span text:style-name="T12">           ontopfas:value ?p .</text:span></text:p>
            <text:p><text:span text:style-name="T12">    }</text:span></text:p>
            <text:p><text:span text:style-name="T12">    </text:span><text:span text:style-name="T7">GROUP BY</text:span><text:span text:style-name="T12"> ?loc</text:span></text:p>
            <text:p><text:span text:style-name="T12">  }</text:span></text:p>
            <text:p><text:span text:style-name="T12">}</text:span></text:p>
            <text:p><text:span text:style-name="T5">ORDER BY DESC</text:span><text:span text:style-name="T12">(?maxP)</text:span></text:p>
            <text:p><text:span text:style-name="T5">LIMIT</text:span><text:span text:style-name="T12"> 1</text:span></text:p>
            <text:p/>
          </table:table-cell>
          <table:table-cell table:style-name="ce2"/>
          <table:table-cell table:style-name="ce37" table:number-columns-repeated="3"/>
          <table:table-cell table:style-name="ce14" table:number-columns-repeated="1017"/>
          <table:table-cell table:style-name="ce9"/>
        </table:table-row>
        <table:table-row table:style-name="ro7">
          <table:table-cell table:style-name="ce2" office:value-type="string" calcext:value-type="string">
            <text:p>Which PFAS are the most measured in the environment?</text:p>
          </table:table-cell>
          <table:table-cell table:style-name="ce2" office:value-type="string" calcext:value-type="string">
            <text:p><text:span text:style-name="T4">SELECT</text:span> ?pfas (<text:span text:style-name="T4">COUNT</text:span>(?obs) <text:span text:style-name="T4">AS</text:span> ?countO)</text:p>
            <text:p><text:span text:style-name="T4">WHERE</text:span> {</text:p>
            <text:p>  ?obs ontopfas:measuredPfas ?pfas .</text:p>
            <text:p>}</text:p>
            <text:p><text:span text:style-name="T4">GROUP BY</text:span> ?pfas</text:p>
            <text:p><text:span text:style-name="T4">ORDER BY DESC</text:span>(?countO)</text:p>
            <text:p><text:span text:style-name="T4">LIMIT</text:span> 10</text:p>
            <text:p/>
          </table:table-cell>
          <table:table-cell table:style-name="ce9"/>
          <table:table-cell table:style-name="ce38" table:number-columns-repeated="3"/>
          <table:table-cell table:style-name="ce9" table:number-columns-repeated="1018"/>
        </table:table-row>
        <table:table-row table:style-name="ro7">
          <table:table-cell table:style-name="ce2" office:value-type="string" calcext:value-type="string">
            <text:p>Which PFAS family is the most measured in the environment?</text:p>
          </table:table-cell>
          <table:table-cell table:style-name="ce2" office:value-type="string" calcext:value-type="string">
            <text:p><text:span text:style-name="T4">SELECT</text:span> ?family (<text:span text:style-name="T4">COUNT</text:span>(?obs) <text:span text:style-name="T4">AS</text:span> ?countO)</text:p>
            <text:p><text:span text:style-name="T4">WHERE</text:span> {</text:p>
            <text:p>  ?obs ontopfas:measuredPfas ?pfas . ?pfas a ?family .</text:p>
            <text:p>  ?family rdfs:subClassOf* ontopfas:Pfas .</text:p>
            <text:p>}</text:p>
            <text:p><text:span text:style-name="T4">GROUP BY</text:span> ?family</text:p>
            <text:p><text:span text:style-name="T4">ORDER BY DESC</text:span>(?countO)</text:p>
            <text:p><text:span text:style-name="T4">LIMIT</text:span> 10</text:p>
          </table:table-cell>
          <table:table-cell table:style-name="ce2"/>
          <table:table-cell table:style-name="ce37" table:number-columns-repeated="3"/>
          <table:table-cell table:style-name="ce14" table:number-columns-repeated="1017"/>
          <table:table-cell table:style-name="ce9"/>
        </table:table-row>
        <table:table-row table:style-name="ro5">
          <table:table-cell table:style-name="ce2" office:value-type="string" calcext:value-type="string">
            <text:p>Which environments surround a measurement?</text:p>
          </table:table-cell>
          <table:table-cell table:style-name="ce2" office:value-type="string" calcext:value-type="string">
            <text:p><text:span text:style-name="T4">SELECT</text:span> ?surrounding</text:p>
            <text:p><text:span text:style-name="T4">WHERE</text:span> {</text:p>
            <text:p>  ?measurement ontopfas:matrix ?environment .</text:p>
            <text:p>  ?environment ro:RO_0002219 ?surrounding .</text:p>
            <text:p>}</text:p>
            <text:p/>
          </table:table-cell>
          <table:table-cell table:style-name="ce2" office:value-type="string" calcext:value-type="string">
            <text:p>RO_0002219 → surrounded by</text:p>
          </table:table-cell>
          <table:table-cell table:style-name="ce37" table:number-columns-repeated="3"/>
          <table:table-cell table:style-name="ce14" table:number-columns-repeated="1017"/>
          <table:table-cell table:style-name="ce9"/>
        </table:table-row>
        <table:table-row table:style-name="ro10">
          <table:table-cell table:style-name="ce2" office:value-type="string" calcext:value-type="string">
            <text:p>Which activities are close to a PFAS measurement?</text:p>
          </table:table-cell>
          <table:table-cell table:style-name="ce2" office:value-type="string" calcext:value-type="string">
            <text:p><text:span text:style-name="T4">SELECT</text:span> ?activity ?distance</text:p>
            <text:p><text:span text:style-name="T4">WHERE</text:span> {</text:p>
            <text:p>  ?observation ontopfas:measuredIn ?loc1 .</text:p>
            <text:p>  ?loc1 a geo:Location ; geo:lat ?lat1 ; geo:lon ?lon1 .</text:p>
            <text:p/>
            <text:p>  ?activity a schema:Organization ; ro:RO_0001025 ?place .</text:p>
            <text:p>  ?place a schema:Place ; geo:lat ?lat2 ; geo:lon ?lon2 .</text:p>
            <text:p/>
            <text:p>  <text:span text:style-name="T4">FILTER</text:span>(?loc1 &lt; ?loc2)   # avoids duplicate A–B and B–A</text:p>
            <text:p/>
            <text:p>  # Haversine distance formula</text:p>
            <text:p>  #############################</text:p>
            <text:p/>
            <text:p>  BIND(3.141592653589793 / 180 AS ?deg2rad)</text:p>
            <text:p/>
            <text:p>  <text:span text:style-name="T4">BIND</text:span>(?lat1 * ?deg2rad AS ?lat1Rad) <text:span text:style-name="T4">BIND</text:span>(?lat2 * ?deg2rad AS ?lat2Rad)</text:p>
            <text:p>  <text:span text:style-name="T4">BIND</text:span>((?lat2 - ?lat1) * ?deg2rad <text:span text:style-name="T4">AS</text:span> ?dLat) </text:p>
            <text:p><text:span text:style-name="T4">  BIND</text:span>((?lon2 - ?lon1) * ?deg2rad <text:span text:style-name="T4">AS</text:span> ?dLon)</text:p>
            <text:p/>
            <text:p>  <text:span text:style-name="T4">BIND</text:span>(</text:p>
            <text:p>    fn:sin(?dLat / 2) * fn:sin(?dLat / 2) + </text:p>
            <text:p>    fn:cos(?lat1Rad) * fn:cos(?lat2Rad) *</text:p>
            <text:p>    fn:sin(?dLon / 2) * fn:sin(?dLon / 2) AS ?a</text:p>
            <text:p>  )</text:p>
            <text:p/>
            <text:p>  <text:span text:style-name="T4">BIND</text:span>(2 * fn:atan2(fn:sqrt(?a), fn:sqrt(1 - ?a)) <text:span text:style-name="T4">AS</text:span> ?c)</text:p>
          </table:table-cell>
          <table:table-cell table:style-name="ce9"/>
          <table:table-cell table:style-name="ce37" table:number-columns-repeated="3"/>
          <table:table-cell table:style-name="ce14" table:number-columns-repeated="1017"/>
          <table:table-cell table:style-name="ce9"/>
        </table:table-row>
        <table:table-row table:style-name="ro11">
          <table:table-cell table:style-name="ce2" office:value-type="string" calcext:value-type="string">
            <text:p>Which dataset contains most measurements?</text:p>
          </table:table-cell>
          <table:table-cell table:style-name="ce10" office:value-type="string" calcext:value-type="string">
            <text:p><text:span text:style-name="T4">SELECT</text:span> ?dataset (<text:span text:style-name="T4">COUNT</text:span>(?m) <text:span text:style-name="T4">AS</text:span> ?countM)</text:p>
            <text:p><text:span text:style-name="T4">WHERE</text:span> {</text:p>
            <text:p>  ?m a sosa:Observation ; dc:source ?dataset .</text:p>
            <text:p>}</text:p>
            <text:p><text:span text:style-name="T4">GROUP BY</text:span> ?dataset</text:p>
            <text:p><text:span text:style-name="T4">ORDER BY</text:span> <text:span text:style-name="T4">DESC</text:span>(?countM)</text:p>
            <text:p><text:span text:style-name="T4">LIMIT</text:span> 10</text:p>
          </table:table-cell>
          <table:table-cell table:style-name="ce2"/>
          <table:table-cell table:style-name="ce37" table:number-columns-repeated="3"/>
          <table:table-cell table:style-name="ce14" table:number-columns-repeated="1017"/>
          <table:table-cell table:style-name="ce9"/>
        </table:table-row>
        <table:table-row table:style-name="ro5">
          <table:table-cell table:style-name="ce2" office:value-type="string" calcext:value-type="string">
            <text:p>Which are the functional groups associated with the most dangerous PFAS?</text:p>
          </table:table-cell>
          <table:table-cell table:style-name="ce10" office:value-type="string" calcext:value-type="string">
            <text:p><text:span text:style-name="T4">SELECT</text:span> <text:span text:style-name="T4">DISTINCT</text:span> ?functionalGroup</text:p>
            <text:p><text:span text:style-name="T4">WHERE</text:span> {</text:p>
            <text:p>  ?pfas ontopfas:functionalGroup ?functionalGroup ;</text:p>
            <text:p>  ontopfas:concernLevel “high” .</text:p>
            <text:p>}</text:p>
            <text:p/>
          </table:table-cell>
          <table:table-cell table:style-name="ce2"/>
          <table:table-cell table:style-name="ce37" table:number-columns-repeated="3"/>
          <table:table-cell table:style-name="ce14" table:number-columns-repeated="1017"/>
          <table:table-cell table:style-name="ce9"/>
        </table:table-row>
        <table:table-row table:style-name="ro5">
          <table:table-cell table:style-name="ce2" office:value-type="string" calcext:value-type="string">
            <text:p>Which industrial sectors are associated to PFAS in a certain location?</text:p>
          </table:table-cell>
          <table:table-cell table:style-name="ce10" office:value-type="string" calcext:value-type="string">
            <text:p><text:span text:style-name="T4">SELECT</text:span> <text:span text:style-name="T4">DISTINCT</text:span> ?sector</text:p>
            <text:p><text:span text:style-name="T4">WHERE</text:span> {</text:p>
            <text:p>  ?activity ontopfas:sector ?sector ; (prov:used | ro:produces) ?pfas .</text:p>
            <text:p>  ?observation ontopfas:measuredPfas ?pfas ; ontopfas:measuredIn ?loc .</text:p>
            <text:p>}</text:p>
            <text:p/>
          </table:table-cell>
          <table:table-cell table:style-name="ce5"/>
          <table:table-cell table:style-name="ce37" table:number-columns-repeated="3"/>
          <table:table-cell table:style-name="ce14" table:number-columns-repeated="1017"/>
          <table:table-cell table:style-name="ce9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Prefixes" table:style-name="ta1">
        <table:table-column table:style-name="co5" table:default-cell-style-name="ce11"/>
        <table:table-column table:style-name="co6" table:default-cell-style-name="Default"/>
        <table:table-row table:style-name="ro13">
          <table:table-cell table:style-name="ce1" office:value-type="string" calcext:value-type="string">
            <text:p>Prefix</text:p>
          </table:table-cell>
          <table:table-cell table:style-name="ce19" office:value-type="string" calcext:value-type="string">
            <text:p>URL</text:p>
          </table:table-cell>
        </table:table-row>
        <table:table-row table:style-name="ro14">
          <table:table-cell table:style-name="ce15" office:value-type="string" calcext:value-type="string">
            <text:p>rdfs</text:p>
          </table:table-cell>
          <table:table-cell table:style-name="ce20" office:value-type="string" calcext:value-type="string">
            <text:p><text:a xlink:href="https://www.w3.org/1999/02/22-rdf-syntax-ns" xlink:type="simple">https://www.w3.org/1999/02/22-rdf-syntax-ns</text:a>#</text:p>
          </table:table-cell>
        </table:table-row>
        <table:table-row table:style-name="ro14">
          <table:table-cell table:style-name="ce16" office:value-type="string" calcext:value-type="string">
            <text:p>ontopfas</text:p>
          </table:table-cell>
          <table:table-cell table:style-name="ce21" office:value-type="string" calcext:value-type="string">
            <text:p><text:span text:style-name="T13"><text:a xlink:href="https://w3id.org/OntoPFAS" xlink:type="simple">https://w3id.org/OntoPFAS</text:a></text:span><text:span text:style-name="T13">#</text:span></text:p>
          </table:table-cell>
        </table:table-row>
        <table:table-row table:style-name="ro14">
          <table:table-cell table:style-name="ce16" office:value-type="string" calcext:value-type="string">
            <text:p>sio</text:p>
          </table:table-cell>
          <table:table-cell table:style-name="ce21" office:value-type="string" calcext:value-type="string">
            <text:p><text:span text:style-name="T14"><text:a xlink:href="http://semanticscience.org/resource/" xlink:type="simple">http://semanticscience.org/resource/</text:a></text:span></text:p>
          </table:table-cell>
        </table:table-row>
        <table:table-row table:style-name="ro14">
          <table:table-cell table:style-name="ce16" office:value-type="string" calcext:value-type="string">
            <text:p>sosa</text:p>
          </table:table-cell>
          <table:table-cell table:style-name="ce21" office:value-type="string" calcext:value-type="string">
            <text:p><text:span text:style-name="T15"><text:a xlink:href="http://www.w3.org/ns/sosa/" xlink:type="simple">http://www.w3.org/ns/sosa/</text:a></text:span></text:p>
          </table:table-cell>
        </table:table-row>
        <table:table-row table:style-name="ro14">
          <table:table-cell table:style-name="ce16" office:value-type="string" calcext:value-type="string">
            <text:p>geo</text:p>
          </table:table-cell>
          <table:table-cell table:style-name="ce21" office:value-type="string" calcext:value-type="string">
            <text:p><text:span text:style-name="T13"><text:a xlink:href="http://www.w3.org/2003/01/geo/wgs84_pos" xlink:type="simple">http://www.w3.org/2003/01/geo/wgs84_pos</text:a></text:span><text:span text:style-name="T13">#</text:span></text:p>
          </table:table-cell>
        </table:table-row>
        <table:table-row table:style-name="ro14">
          <table:table-cell table:style-name="ce16" office:value-type="string" calcext:value-type="string">
            <text:p>schema</text:p>
          </table:table-cell>
          <table:table-cell table:style-name="ce21" office:value-type="string" calcext:value-type="string">
            <text:p><text:span text:style-name="T13"><text:a xlink:href="https://schema.org/" xlink:type="simple">https://schema.org</text:a></text:span><text:span text:style-name="T13">/</text:span></text:p>
          </table:table-cell>
        </table:table-row>
        <table:table-row table:style-name="ro14">
          <table:table-cell table:style-name="ce16" office:value-type="string" calcext:value-type="string">
            <text:p>envo</text:p>
          </table:table-cell>
          <table:table-cell table:style-name="ce21" office:value-type="string" calcext:value-type="string">
            <text:p><text:span text:style-name="T14"><text:a xlink:href="https://www.ebi.ac.uk/ols4/ontologies/envo/" xlink:type="simple">https://www.ebi.ac.uk/ols4/ontologies/envo/</text:a></text:span></text:p>
          </table:table-cell>
        </table:table-row>
        <table:table-row table:style-name="ro14">
          <table:table-cell table:style-name="ce16" office:value-type="string" calcext:value-type="string">
            <text:p>dc</text:p>
          </table:table-cell>
          <table:table-cell table:style-name="ce21" office:value-type="string" calcext:value-type="string">
            <text:p><text:span text:style-name="T14"><text:a xlink:href="http://purl.org/dc/elements/1.1/" xlink:type="simple">http://purl.org/dc/elements/1.1/</text:a></text:span></text:p>
          </table:table-cell>
        </table:table-row>
        <table:table-row table:style-name="ro14">
          <table:table-cell table:style-name="ce16" office:value-type="string" calcext:value-type="string">
            <text:p>dcat3</text:p>
          </table:table-cell>
          <table:table-cell table:style-name="ce21" office:value-type="string" calcext:value-type="string">
            <text:p><text:span text:style-name="T14"><text:a xlink:href="https://www.w3.org/TR/vocab-dcat-3/#Property" xlink:type="simple">https://www.w3.org/TR/vocab-dcat-3/#Property</text:a></text:span></text:p>
          </table:table-cell>
        </table:table-row>
        <table:table-row table:style-name="ro14">
          <table:table-cell table:style-name="ce17" office:value-type="string" calcext:value-type="string">
            <text:p>ro</text:p>
          </table:table-cell>
          <table:table-cell table:style-name="ce22" office:value-type="string" calcext:value-type="string">
            <text:p><text:a xlink:href="https://www.ebi.ac.uk/ols4/ontologies/ro/" xlink:type="simple">https://www.ebi.ac.uk/ols4/ontologies/ro/</text:a></text:p>
          </table:table-cell>
        </table:table-row>
        <table:table-row table:style-name="ro14">
          <table:table-cell table:style-name="ce16" office:value-type="string" calcext:value-type="string">
            <text:p>prov</text:p>
          </table:table-cell>
          <table:table-cell table:style-name="ce23" office:value-type="string" calcext:value-type="string">
            <text:p><text:a xlink:href="https://www.w3.org/TR/prov-o/" xlink:type="simple">https://www.w3.org/TR/prov-o/</text:a></text:p>
          </table:table-cell>
        </table:table-row>
        <table:table-row table:style-name="ro14" table:number-rows-repeated="29">
          <table:table-cell table:style-name="ce16"/>
          <table:table-cell/>
        </table:table-row>
        <table:table-row table:style-name="ro14">
          <table:table-cell table:style-name="ce18"/>
          <table:table-cell/>
        </table:table-row>
        <table:table-row table:style-name="ro12" table:number-rows-repeated="1048533">
          <table:table-cell table:number-columns-repeated="2"/>
        </table:table-row>
        <table:table-row table:style-name="ro1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15:45:34.250671207</meta:creation-date>
    <dc:date>2025-11-25T17:58:51.969867441</dc:date>
    <meta:editing-duration>PT4H53M19S</meta:editing-duration>
    <meta:editing-cycles>46</meta:editing-cycles>
    <meta:generator>LibreOffice/7.3.7.2$Linux_X86_64 LibreOffice_project/30$Build-2</meta:generator>
    <meta:document-statistic meta:table-count="2" meta:cell-count="92" meta:object-count="0"/>
  </office:meta>
</office:document-meta>
</file>